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1" svg:font-family="'Linux Biolinum O'"/>
    <style:font-face style:name="Lohit Devanagari1" svg:font-family="'Lohit Devanagari'"/>
    <style:font-face style:name="Liberation Serif1" svg:font-family="'Liberation Serif'" style:font-family-generic="roman"/>
    <style:font-face style:name="Linux Biolinum O" svg:font-family="'Linux Biolinum O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35in" style:rel-column-width="1661*"/>
    </style:style>
    <style:style style:name="Table1.B" style:family="table-column">
      <style:table-column-properties style:column-width="1.1549in" style:rel-column-width="1663*"/>
    </style:style>
    <style:style style:name="Table1.D" style:family="table-column">
      <style:table-column-properties style:column-width="1.0375in" style:rel-column-width="1494*"/>
    </style:style>
    <style:style style:name="Table1.E" style:family="table-column">
      <style:table-column-properties style:column-width="2.4257in" style:rel-column-width="3493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7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0.8757in"/>
    </style:style>
    <style:style style:name="Table2.D" style:family="table-column">
      <style:table-column-properties style:column-width="0.3097in"/>
    </style:style>
    <style:style style:name="Table2.E" style:family="table-column">
      <style:table-column-properties style:column-width="1.3396in"/>
    </style:style>
    <style:style style:name="Table2.F" style:family="table-column">
      <style:table-column-properties style:column-width="0.9729in"/>
    </style:style>
    <style:style style:name="Table2.G" style:family="table-column">
      <style:table-column-properties style:column-width="2.4903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3324*"/>
    </style:style>
    <style:style style:name="Table3.B" style:family="table-column">
      <style:table-column-properties style:column-width="2.191in" style:rel-column-width="3155*"/>
    </style:style>
    <style:style style:name="Table3.C" style:family="table-column">
      <style:table-column-properties style:column-width="2.4257in" style:rel-column-width="3493*"/>
    </style:style>
    <style:style style:name="Table3.A1" style:family="table-cell">
      <style:table-cell-properties fo:padding="0in" fo:border="none"/>
    </style:style>
    <style:style style:name="P1" style:family="paragraph" style:parent-style-name="Standard">
      <style:paragraph-properties>
        <style:tab-stops>
          <style:tab-stop style:position="0.1in" style:type="center"/>
          <style:tab-stop style:position="0.15in"/>
        </style:tab-stops>
      </style:paragraph-properties>
      <style:text-properties style:font-name="Linux Biolinum O" officeooo:rsid="0017b7a3" officeooo:paragraph-rsid="0019adbf"/>
    </style:style>
    <style:style style:name="P2" style:family="paragraph" style:parent-style-name="Standard">
      <style:paragraph-properties>
        <style:tab-stops>
          <style:tab-stop style:position="0.1in" style:type="center"/>
          <style:tab-stop style:position="0.15in"/>
        </style:tab-stops>
      </style:paragraph-properties>
      <style:text-properties style:font-name="Linux Biolinum O" fo:font-weight="bold" officeooo:rsid="0017b7a3" officeooo:paragraph-rsid="0017b7a3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0.1in" style:type="center"/>
          <style:tab-stop style:position="0.15in"/>
        </style:tab-stops>
      </style:paragraph-properties>
      <style:text-properties style:font-name="Linux Biolinum O" fo:font-weight="bold" officeooo:rsid="0017b7a3" officeooo:paragraph-rsid="0019adbf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1in" style:type="center"/>
          <style:tab-stop style:position="0.15in"/>
        </style:tab-stops>
      </style:paragraph-properties>
      <style:text-properties style:font-name="Linux Biolinum O" fo:font-weight="bold" officeooo:rsid="0017b7a3" officeooo:paragraph-rsid="001b940a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inux Biolinum O" fo:font-size="10.5pt" officeooo:paragraph-rsid="001a27e6" style:font-size-asian="10.5pt" style:font-size-complex="10.5pt"/>
    </style:style>
    <style:style style:name="P6" style:family="paragraph" style:parent-style-name="Standard">
      <style:paragraph-properties fo:text-align="end" style:justify-single-word="false"/>
      <style:text-properties style:font-name="Linux Biolinum O" fo:font-size="10.5pt" officeooo:paragraph-rsid="001b314b" style:font-size-asian="10.5pt" style:font-size-complex="10.5pt"/>
    </style:style>
    <style:style style:name="P7" style:family="paragraph" style:parent-style-name="Standard">
      <style:paragraph-properties fo:text-align="end" style:justify-single-word="false"/>
      <style:text-properties style:font-name="Linux Biolinum O" fo:font-size="10.5pt" officeooo:paragraph-rsid="001b382e" style:font-size-asian="10.5pt" style:font-size-complex="10.5pt"/>
    </style:style>
    <style:style style:name="P8" style:family="paragraph" style:parent-style-name="Standard">
      <style:paragraph-properties fo:text-align="end" style:justify-single-word="false"/>
      <style:text-properties style:font-name="Linux Biolinum O" fo:font-size="10.5pt" officeooo:paragraph-rsid="001b940a" style:font-size-asian="10.5pt" style:font-size-complex="10.5pt"/>
    </style:style>
    <style:style style:name="P9" style:family="paragraph" style:parent-style-name="Standard">
      <style:paragraph-properties fo:text-align="end" style:justify-single-word="false"/>
      <style:text-properties style:font-name="Linux Biolinum O" fo:font-size="10.5pt" officeooo:rsid="001b382e" officeooo:paragraph-rsid="001b382e" style:font-size-asian="10.5pt" style:font-size-complex="10.5pt"/>
    </style:style>
    <style:style style:name="P10" style:family="paragraph" style:parent-style-name="Standard">
      <style:paragraph-properties>
        <style:tab-stops>
          <style:tab-stop style:position="0.1in" style:type="center"/>
          <style:tab-stop style:position="0.15in"/>
        </style:tab-stops>
      </style:paragraph-properties>
      <style:text-properties fo:font-variant="small-caps" style:font-name="Linux Biolinum O" fo:font-weight="bold" officeooo:rsid="0017b7a3" officeooo:paragraph-rsid="0019adbf" style:font-size-asian="10.5pt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0.1in" style:type="center"/>
          <style:tab-stop style:position="0.15in"/>
        </style:tab-stops>
      </style:paragraph-properties>
      <style:text-properties fo:font-variant="small-caps" style:font-name="Linux Biolinum O" fo:font-weight="bold" officeooo:rsid="0017b7a3" officeooo:paragraph-rsid="0019adbf" style:font-size-asian="10.5pt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1in" style:type="center"/>
          <style:tab-stop style:position="0.15in"/>
        </style:tab-stops>
      </style:paragraph-properties>
      <style:text-properties fo:font-variant="small-caps" style:font-name="Linux Biolinum O" fo:font-size="10.5pt" fo:font-weight="bold" officeooo:rsid="0017b7a3" officeooo:paragraph-rsid="001b314b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1in" style:type="center"/>
          <style:tab-stop style:position="0.15in"/>
        </style:tab-stops>
      </style:paragraph-properties>
      <style:text-properties fo:font-variant="small-caps" style:font-name="Linux Biolinum O" fo:font-size="10.5pt" fo:font-weight="bold" officeooo:rsid="0017b7a3" officeooo:paragraph-rsid="001b940a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>
        <style:tab-stops>
          <style:tab-stop style:position="0.1in" style:type="center"/>
          <style:tab-stop style:position="0.15in"/>
        </style:tab-stops>
      </style:paragraph-properties>
      <style:text-properties fo:font-variant="small-caps" style:font-name="Linux Biolinum O" fo:font-size="10.5pt" fo:font-weight="bold" officeooo:rsid="0017b7a3" officeooo:paragraph-rsid="001b382e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>
        <style:tab-stops>
          <style:tab-stop style:position="0.1in" style:type="center"/>
          <style:tab-stop style:position="0.15in"/>
        </style:tab-stops>
      </style:paragraph-properties>
      <style:text-properties fo:font-variant="small-caps" style:font-name="Linux Biolinum O" fo:font-size="10.5pt" fo:font-weight="bold" officeooo:rsid="0017b7a3" officeooo:paragraph-rsid="001b940a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1in" style:type="center"/>
          <style:tab-stop style:position="0.15in"/>
        </style:tab-stops>
      </style:paragraph-properties>
      <style:text-properties fo:font-variant="small-caps" style:font-name="Linux Biolinum O" fo:font-size="10.5pt" fo:font-weight="bold" officeooo:rsid="0017b7a3" officeooo:paragraph-rsid="001b314b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1in" style:type="center"/>
          <style:tab-stop style:position="0.15in"/>
        </style:tab-stops>
      </style:paragraph-properties>
      <style:text-properties fo:font-variant="small-caps" style:font-name="Linux Biolinum O" fo:font-size="10.5pt" fo:font-weight="bold" officeooo:rsid="0017b7a3" officeooo:paragraph-rsid="001b940a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nux Biolinum O" fo:font-size="10.5pt" officeooo:paragraph-rsid="001a27e6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style:font-name="Linux Biolinum O" fo:font-size="10.5pt" officeooo:paragraph-rsid="001b940a" style:font-size-asian="10.5pt" style:font-size-complex="10.5pt"/>
    </style:style>
    <style:style style:name="P20" style:family="paragraph" style:parent-style-name="Table_20_Contents">
      <style:text-properties style:font-name="Linux Biolinum O" fo:font-size="10.5pt" officeooo:rsid="001b314b" officeooo:paragraph-rsid="001b314b" style:font-size-asian="10.5pt" style:font-size-complex="10.5pt"/>
    </style:style>
    <style:style style:name="P21" style:family="paragraph" style:parent-style-name="Table_20_Contents">
      <style:text-properties style:font-name="Linux Biolinum O" fo:font-size="10.5pt" officeooo:rsid="001b314b" officeooo:paragraph-rsid="001b940a" style:font-size-asian="10.5pt" style:font-size-complex="10.5pt"/>
    </style:style>
    <style:style style:name="P22" style:family="paragraph" style:parent-style-name="Table_20_Contents">
      <style:paragraph-properties fo:text-align="end" style:justify-single-word="false"/>
      <style:text-properties style:font-name="Linux Biolinum O" fo:font-size="10.5pt" style:font-size-asian="10.5pt" style:font-size-complex="10.5pt"/>
    </style:style>
    <style:style style:name="P23" style:family="paragraph" style:parent-style-name="Table_20_Contents">
      <style:paragraph-properties fo:text-align="end" style:justify-single-word="false"/>
      <style:text-properties style:font-name="Linux Biolinum O" fo:font-size="10.5pt" officeooo:paragraph-rsid="001b940a" style:font-size-asian="10.5pt" style:font-size-complex="10.5pt"/>
    </style:style>
    <style:style style:name="P24" style:family="paragraph" style:parent-style-name="Table_20_Contents">
      <style:text-properties style:font-name="Linux Biolinum O" fo:font-size="10.5pt" officeooo:paragraph-rsid="001a27e6" style:font-size-asian="10.5pt" style:font-size-complex="10.5pt"/>
    </style:style>
    <style:style style:name="P25" style:family="paragraph" style:parent-style-name="Table_20_Contents">
      <style:text-properties style:font-name="Linux Biolinum O" fo:font-size="10.5pt" officeooo:rsid="001b382e" officeooo:paragraph-rsid="001b382e" style:font-size-asian="10.5pt" style:font-size-complex="10.5pt"/>
    </style:style>
    <style:style style:name="P26" style:family="paragraph" style:parent-style-name="Table_20_Contents">
      <style:text-properties style:font-name="Linux Biolinum O" fo:font-size="10.5pt" officeooo:rsid="001b382e" officeooo:paragraph-rsid="001b940a" style:font-size-asian="10.5pt" style:font-size-complex="10.5pt"/>
    </style:style>
    <style:style style:name="P27" style:family="paragraph" style:parent-style-name="Table_20_Contents">
      <style:paragraph-properties fo:text-align="start" style:justify-single-word="false"/>
      <style:text-properties style:font-name="Linux Biolinum O" fo:font-size="10.5pt" officeooo:rsid="001b382e" officeooo:paragraph-rsid="001b940a" style:font-size-asian="10.5pt" style:font-size-complex="10.5pt"/>
    </style:style>
    <style:style style:name="P28" style:family="paragraph" style:parent-style-name="Table_20_Contents">
      <style:text-properties style:font-name="Linux Biolinum O" fo:font-size="10.5pt" officeooo:rsid="001b940a" officeooo:paragraph-rsid="001b940a" style:font-size-asian="10.5pt" style:font-size-complex="10.5pt"/>
    </style:style>
    <style:style style:name="P29" style:family="paragraph" style:parent-style-name="Table_20_Contents">
      <style:text-properties style:font-name="Linux Biolinum O" fo:font-size="10.5pt" fo:font-style="italic" officeooo:rsid="001b314b" officeooo:paragraph-rsid="001b314b" style:font-size-asian="10.5pt" style:font-style-asian="italic" style:font-size-complex="10.5pt" style:font-style-complex="italic"/>
    </style:style>
    <style:style style:name="P30" style:family="paragraph" style:parent-style-name="Table_20_Contents">
      <style:text-properties style:font-name="Linux Biolinum O" fo:font-size="10.5pt" fo:font-style="italic" officeooo:rsid="001b314b" officeooo:paragraph-rsid="001b940a" style:font-size-asian="10.5pt" style:font-style-asian="italic" style:font-size-complex="10.5pt" style:font-style-complex="italic"/>
    </style:style>
    <style:style style:name="P31" style:family="paragraph">
      <loext:graphic-properties draw:fill="gradient" draw:fill-color="#729fcf" draw:fill-gradient-name="Tango_20_Yellow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gradient" draw:fill-color="#729fcf" draw:fill-gradient-name="Tango_20_Blu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gradient" draw:fill-color="#729fcf" draw:fill-gradient-name="Tango_20_Re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gradient" draw:fill-color="#729fcf" draw:fill-gradient-name="Tango_20_Orang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gradient" draw:fill-color="#729fcf" draw:fill-gradient-name="Deep_20_Orang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gradient" draw:fill-color="#729fcf" draw:fill-gradient-name="Tango_20_Green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gradient" draw:fill-color="#729fcf" draw:fill-gradient-name="Tango_20_Purpl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gradient" draw:fill-color="#729fcf" draw:fill-gradient-name="Tango_20_Gray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gradient" draw:fill-color="#729fcf" draw:fill-gradient-name="Sunset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nux Biolinum O1" style:font-name-asian="Linux Biolinum O1" style:font-name-complex="Linux Biolinum O1"/>
    </style:style>
    <style:style style:name="T2" style:family="text">
      <style:text-properties style:font-name-asian="Noto Sans CJK SC Regular" style:font-name-complex="Lohit Devanagari"/>
    </style:style>
    <style:style style:name="T3" style:family="text">
      <style:text-properties officeooo:rsid="0019adb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adbf" style:font-weight-asian="bold" style:font-weight-complex="bold"/>
    </style:style>
    <style:style style:name="T6" style:family="text">
      <style:text-properties officeooo:rsid="001b382e"/>
    </style:style>
    <style:style style:name="T7" style:family="text">
      <style:text-properties officeooo:rsid="001b940a"/>
    </style:style>
    <style:style style:name="gr1" style:family="graphic">
      <style:graphic-properties draw:stroke="solid" svg:stroke-width="0.0201in" svg:stroke-color="#333333" draw:marker-start="" draw:marker-start-width="0.1709in" draw:marker-start-center="false" draw:marker-end="" draw:marker-end-width="0.1709in" draw:marker-end-center="false" draw:fill="gradient" draw:fill-color="#729fcf" draw:fill-gradient-name="Tango_20_Yellow" draw:textarea-horizontal-align="justify" draw:textarea-vertical-align="middle" draw:auto-grow-height="false" fo:min-height="0.0236in" fo:min-width="0in" fo:padding-top="0.0598in" fo:padding-bottom="0.0598in" fo:padding-left="0.1091in" fo:padding-right="0.1091in" draw:shadow="hidden" draw:shadow-offset-x="0.0783in" draw:shadow-offset-y="0.0783in" draw:shadow-color="#808080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solid" svg:stroke-width="0.0201in" svg:stroke-color="#333333" draw:marker-start="" draw:marker-start-width="0.1709in" draw:marker-start-center="false" draw:marker-end="" draw:marker-end-width="0.1709in" draw:marker-end-center="false" draw:fill="gradient" draw:fill-color="#729fcf" draw:fill-gradient-name="Tango_20_Blue" draw:textarea-horizontal-align="justify" draw:textarea-vertical-align="middle" draw:auto-grow-height="false" fo:min-height="0.0236in" fo:min-width="0in" fo:padding-top="0.0598in" fo:padding-bottom="0.0598in" fo:padding-left="0.1091in" fo:padding-right="0.1091in" draw:shadow="hidden" draw:shadow-offset-x="0.0783in" draw:shadow-offset-y="0.0783in" draw:shadow-color="#808080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solid" svg:stroke-width="0.0201in" svg:stroke-color="#333333" draw:marker-start="" draw:marker-start-width="0.1709in" draw:marker-start-center="false" draw:marker-end="" draw:marker-end-width="0.1709in" draw:marker-end-center="false" draw:fill="gradient" draw:fill-color="#729fcf" draw:fill-gradient-name="Tango_20_Red" draw:textarea-horizontal-align="justify" draw:textarea-vertical-align="middle" draw:auto-grow-height="false" fo:min-height="0.0783in" fo:min-width="0in" fo:padding-top="0.0598in" fo:padding-bottom="0.0598in" fo:padding-left="0.1091in" fo:padding-right="0.1091in" draw:shadow="hidden" draw:shadow-offset-x="0.0783in" draw:shadow-offset-y="0.0783in" draw:shadow-color="#808080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solid" svg:stroke-width="0.0201in" svg:stroke-color="#333333" draw:marker-start="" draw:marker-start-width="0.1709in" draw:marker-start-center="false" draw:marker-end="" draw:marker-end-width="0.1709in" draw:marker-end-center="false" draw:fill="gradient" draw:fill-color="#729fcf" draw:fill-gradient-name="Tango_20_Orange" draw:textarea-horizontal-align="justify" draw:textarea-vertical-align="middle" draw:auto-grow-height="false" fo:min-height="0.0236in" fo:min-width="0in" fo:padding-top="0.0598in" fo:padding-bottom="0.0598in" fo:padding-left="0.1091in" fo:padding-right="0.1091in" draw:shadow="hidden" draw:shadow-offset-x="0.0783in" draw:shadow-offset-y="0.0783in" draw:shadow-color="#808080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solid" svg:stroke-width="0.0201in" svg:stroke-color="#333333" draw:marker-start="" draw:marker-start-width="0.1709in" draw:marker-start-center="false" draw:marker-end="" draw:marker-end-width="0.1709in" draw:marker-end-center="false" draw:fill="gradient" draw:fill-color="#729fcf" draw:fill-gradient-name="Deep_20_Orange" draw:textarea-horizontal-align="justify" draw:textarea-vertical-align="middle" draw:auto-grow-height="false" fo:min-height="0.0236in" fo:min-width="0in" fo:padding-top="0.0598in" fo:padding-bottom="0.0598in" fo:padding-left="0.1091in" fo:padding-right="0.1091in" draw:shadow="hidden" draw:shadow-offset-x="0.0783in" draw:shadow-offset-y="0.0783in" draw:shadow-color="#808080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solid" svg:stroke-width="0.0201in" svg:stroke-color="#333333" draw:marker-start="" draw:marker-start-width="0.1709in" draw:marker-start-center="false" draw:marker-end="" draw:marker-end-width="0.1709in" draw:marker-end-center="false" draw:fill="gradient" draw:fill-color="#729fcf" draw:fill-gradient-name="Tango_20_Green" draw:textarea-horizontal-align="justify" draw:textarea-vertical-align="middle" draw:auto-grow-height="false" fo:min-height="0.0783in" fo:min-width="0in" fo:padding-top="0.0598in" fo:padding-bottom="0.0598in" fo:padding-left="0.1091in" fo:padding-right="0.1091in" draw:shadow="hidden" draw:shadow-offset-x="0.0783in" draw:shadow-offset-y="0.0783in" draw:shadow-color="#808080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solid" svg:stroke-width="0.0201in" svg:stroke-color="#333333" draw:marker-start="" draw:marker-start-width="0.1709in" draw:marker-start-center="false" draw:marker-end="" draw:marker-end-width="0.1709in" draw:marker-end-center="false" draw:fill="gradient" draw:fill-color="#729fcf" draw:fill-gradient-name="Tango_20_Purple" draw:textarea-horizontal-align="justify" draw:textarea-vertical-align="middle" draw:auto-grow-height="false" fo:min-height="0.0236in" fo:min-width="0in" fo:padding-top="0.0598in" fo:padding-bottom="0.0598in" fo:padding-left="0.1091in" fo:padding-right="0.1091in" draw:shadow="hidden" draw:shadow-offset-x="0.0783in" draw:shadow-offset-y="0.0783in" draw:shadow-color="#808080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solid" svg:stroke-width="0.0201in" svg:stroke-color="#333333" draw:marker-start="" draw:marker-start-width="0.1709in" draw:marker-start-center="false" draw:marker-end="" draw:marker-end-width="0.1709in" draw:marker-end-center="false" draw:fill="gradient" draw:fill-color="#729fcf" draw:fill-gradient-name="Tango_20_Gray" draw:textarea-horizontal-align="justify" draw:textarea-vertical-align="middle" draw:auto-grow-height="false" fo:min-height="0.0236in" fo:min-width="0in" fo:padding-top="0.0598in" fo:padding-bottom="0.0598in" fo:padding-left="0.1091in" fo:padding-right="0.1091in" draw:shadow="hidden" draw:shadow-offset-x="0.0783in" draw:shadow-offset-y="0.0783in" draw:shadow-color="#808080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solid" svg:stroke-width="0.0201in" svg:stroke-color="#333333" draw:marker-start="" draw:marker-start-width="0.1709in" draw:marker-start-center="false" draw:marker-end="" draw:marker-end-width="0.1709in" draw:marker-end-center="false" draw:fill="gradient" draw:fill-color="#729fcf" draw:fill-gradient-name="Sunset" draw:textarea-horizontal-align="justify" draw:textarea-vertical-align="middle" draw:auto-grow-height="false" fo:min-height="0.0236in" fo:min-width="0in" fo:padding-top="0.0598in" fo:padding-bottom="0.0598in" fo:padding-left="0.1091in" fo:padding-right="0.1091in" draw:shadow="hidden" draw:shadow-offset-x="0.0783in" draw:shadow-offset-y="0.0783in" draw:shadow-color="#808080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solid" svg:stroke-width="0.0201in" svg:stroke-color="#333333" draw:marker-start="" draw:marker-start-width="0.1709in" draw:marker-start-center="false" draw:marker-end="" draw:marker-end-width="0.1709in" draw:marker-end-center="false" draw:fill="gradient" draw:fill-color="#729fcf" draw:fill-gradient-name="Tango_20_Green" draw:textarea-horizontal-align="justify" draw:textarea-vertical-align="middle" draw:auto-grow-height="false" fo:min-height="0.0236in" fo:min-width="0in" fo:padding-top="0.0598in" fo:padding-bottom="0.0598in" fo:padding-left="0.1091in" fo:padding-right="0.1091in" draw:shadow="hidden" draw:shadow-offset-x="0.0783in" draw:shadow-offset-y="0.0783in" draw:shadow-color="#808080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Carpentry Workshop Elements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12">core lessons</text:p>
          </table:table-cell>
          <table:covered-table-cell/>
          <table:table-cell table:style-name="Table1.A1" table:number-columns-spanned="2" office:value-type="string">
            <text:p text:style-name="P18"/>
          </table:table-cell>
          <table:covered-table-cell/>
          <table:table-cell table:style-name="Table1.A1" office:value-type="string">
            <text:p text:style-name="P20"/>
          </table:table-cell>
        </table:table-row>
        <table:table-row>
          <table:table-cell table:style-name="Table1.A1" table:number-columns-spanned="2" office:value-type="string">
            <text:p text:style-name="P22"><draw:custom-shape text:anchor-type="as-char" svg:y="-0.1445in" draw:z-index="0" draw:name="Shape1" draw:style-name="gr1" draw:text-style-name="P31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covered-table-cell/>
          <table:table-cell table:style-name="Table1.A1" table:number-columns-spanned="2" office:value-type="string">
            <text:p text:style-name="P24"><text:span text:style-name="T6">The Unix Shell</text:span></text:p>
          </table:table-cell>
          <table:covered-table-cell/>
          <table:table-cell table:style-name="Table1.A1" office:value-type="string">
            <text:p text:style-name="P29">Task Automation</text:p>
          </table:table-cell>
        </table:table-row>
        <table:table-row>
          <table:table-cell table:style-name="Table1.A1" table:number-columns-spanned="2" office:value-type="string">
            <text:p text:style-name="P5"><draw:custom-shape text:anchor-type="as-char" svg:y="-0.1445in" draw:z-index="1" draw:name="Shape1" draw:style-name="gr2" draw:text-style-name="P32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covered-table-cell/>
          <table:table-cell table:style-name="Table1.A1" table:number-columns-spanned="2" office:value-type="string">
            <text:p text:style-name="P20"><text:span text:style-name="T6">Version Control with </text:span>Git</text:p>
          </table:table-cell>
          <table:covered-table-cell/>
          <table:table-cell table:style-name="Table1.A1" office:value-type="string">
            <text:p text:style-name="P29">Version Control</text:p>
          </table:table-cell>
        </table:table-row>
        <table:table-row>
          <table:table-cell table:style-name="Table1.A1" office:value-type="string">
            <text:p text:style-name="P6"><draw:custom-shape text:anchor-type="as-char" svg:y="-0.1402in" draw:z-index="7" draw:name="Shape1" draw:style-name="gr6" draw:text-style-name="P36" svg:width="0.2803in" svg:height="0.280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20"><text:span text:style-name="T6">Programming with </text:span>Python</text:p>
          </table:table-cell>
          <table:table-cell table:style-name="Table1.A1" office:value-type="string">
            <text:p text:style-name="P6"><draw:custom-shape text:anchor-type="as-char" svg:y="-0.1402in" draw:z-index="2" draw:name="Shape1" draw:style-name="gr3" draw:text-style-name="P33" svg:width="0.2803in" svg:height="0.280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20"><text:span text:style-name="T6">Programming with </text:span>R</text:p>
          </table:table-cell>
          <table:table-cell table:style-name="Table1.A1" office:value-type="string">
            <text:p text:style-name="P29">Programming (Scripting Language)</text:p>
          </table:table-cell>
        </table:table-row>
        <table:table-row>
          <table:table-cell table:style-name="Table1.A1" table:number-columns-spanned="2" office:value-type="string">
            <text:p text:style-name="P16">additional lessons</text:p>
          </table:table-cell>
          <table:covered-table-cell/>
          <table:table-cell table:style-name="Table1.A1" table:number-columns-spanned="2" office:value-type="string">
            <text:p text:style-name="P20"/>
          </table:table-cell>
          <table:covered-table-cell/>
          <table:table-cell table:style-name="Table1.A1" office:value-type="string">
            <text:p text:style-name="P29"/>
          </table:table-cell>
        </table:table-row>
        <table:table-row>
          <table:table-cell table:style-name="Table1.A1" table:number-columns-spanned="2" office:value-type="string">
            <text:p text:style-name="P6"><draw:custom-shape text:anchor-type="as-char" svg:y="-0.1445in" draw:z-index="3" draw:name="Shape1" draw:style-name="gr4" draw:text-style-name="P34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covered-table-cell/>
          <table:table-cell table:style-name="Table1.A1" table:number-columns-spanned="2" office:value-type="string">
            <text:p text:style-name="P20"><text:span text:style-name="T6">Using Databases and </text:span>SQL</text:p>
          </table:table-cell>
          <table:covered-table-cell/>
          <table:table-cell table:style-name="Table1.A1" office:value-type="string">
            <text:p text:style-name="P29">Data Management</text:p>
          </table:table-cell>
        </table:table-row>
        <table:table-row>
          <table:table-cell table:style-name="Table1.A1" table:number-columns-spanned="2" office:value-type="string">
            <text:p text:style-name="P6"><draw:custom-shape text:anchor-type="as-char" svg:y="-0.1445in" draw:z-index="4" draw:name="Shape1" draw:style-name="gr2" draw:text-style-name="P32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covered-table-cell/>
          <table:table-cell table:style-name="Table1.A1" table:number-columns-spanned="2" office:value-type="string">
            <text:p text:style-name="P20"><text:span text:style-name="T6">Version Control with </text:span>Mercurial</text:p>
          </table:table-cell>
          <table:covered-table-cell/>
          <table:table-cell table:style-name="Table1.A1" office:value-type="string">
            <text:p text:style-name="P29">Version Control</text:p>
          </table:table-cell>
        </table:table-row>
        <table:table-row>
          <table:table-cell table:style-name="Table1.A1" table:number-columns-spanned="2" office:value-type="string">
            <text:p text:style-name="P6"><draw:custom-shape text:anchor-type="as-char" svg:y="-0.1445in" draw:z-index="5" draw:name="Shape1" draw:style-name="gr5" draw:text-style-name="P35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covered-table-cell/>
          <table:table-cell table:style-name="Table1.A1" table:number-columns-spanned="2" office:value-type="string">
            <text:p text:style-name="P20"><text:span text:style-name="T6">Programming with </text:span>MATLAB</text:p>
          </table:table-cell>
          <table:covered-table-cell/>
          <table:table-cell table:style-name="Table1.A1" office:value-type="string">
            <text:p text:style-name="P29">Programming (Scripting Language)</text:p>
          </table:table-cell>
        </table:table-row>
        <table:table-row>
          <table:table-cell table:style-name="Table1.A1" table:number-columns-spanned="2" office:value-type="string">
            <text:p text:style-name="P6"><draw:custom-shape text:anchor-type="as-char" svg:y="-0.1445in" draw:z-index="6" draw:name="Shape1" draw:style-name="gr1" draw:text-style-name="P31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covered-table-cell/>
          <table:table-cell table:style-name="Table1.A1" table:number-columns-spanned="2" office:value-type="string">
            <text:p text:style-name="P20"><text:span text:style-name="T6">Automation and </text:span>Make</text:p>
          </table:table-cell>
          <table:covered-table-cell/>
          <table:table-cell table:style-name="Table1.A1" office:value-type="string">
            <text:p text:style-name="P29">Task Automation</text:p>
          </table:table-cell>
        </table:table-row>
      </table:table>
      <text:p text:style-name="P2"/>
      <text:p text:style-name="P1"><text:span text:style-name="T5">Data</text:span><text:span text:style-name="T4"> Carpentry Workshop Eleme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5" office:value-type="string">
            <text:p text:style-name="P14"><text:span text:style-name="T3">ecology </text:span>lesson<text:span text:style-name="T7">s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5"><text:span text:style-name="T7">genomics </text:span>lesson<text:span text:style-name="T7">s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9"><draw:custom-shape text:anchor-type="as-char" svg:y="-0.1272in" draw:z-index="10" draw:name="Shape1" draw:style-name="gr7" draw:text-style-name="P37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covered-table-cell/>
          <table:table-cell table:style-name="Table2.A1" table:number-columns-spanned="3" office:value-type="string">
            <text:p text:style-name="P25">Data Organization in Spreadsheets</text:p>
          </table:table-cell>
          <table:covered-table-cell/>
          <table:covered-table-cell/>
          <table:table-cell table:style-name="Table2.A1" office:value-type="string">
            <text:p text:style-name="P8"><draw:custom-shape text:anchor-type="as-char" svg:y="-0.1445in" draw:z-index="13" draw:name="Shape1" draw:style-name="gr7" draw:text-style-name="P37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8">Project Organization &amp; Management</text:p>
          </table:table-cell>
        </table:table-row>
        <table:table-row>
          <table:table-cell table:style-name="Table2.A1" table:number-columns-spanned="2" office:value-type="string">
            <text:p text:style-name="P7"><draw:custom-shape text:anchor-type="as-char" svg:y="-0.1445in" draw:z-index="11" draw:name="Shape1" draw:style-name="gr8" draw:text-style-name="P38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covered-table-cell/>
          <table:table-cell table:style-name="Table2.A1" table:number-columns-spanned="3" office:value-type="string">
            <text:p text:style-name="P25">Data Cleaning with OpenRefine</text:p>
          </table:table-cell>
          <table:covered-table-cell/>
          <table:covered-table-cell/>
          <table:table-cell table:style-name="Table2.A1" office:value-type="string">
            <text:p text:style-name="P8"><draw:custom-shape text:anchor-type="as-char" svg:y="-0.1445in" draw:z-index="14" draw:name="Shape1" draw:style-name="gr1" draw:text-style-name="P31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8">Introduction to Command Line</text:p>
          </table:table-cell>
        </table:table-row>
        <table:table-row>
          <table:table-cell table:style-name="Table2.A1" table:number-columns-spanned="2" office:value-type="string">
            <text:p text:style-name="P7"><draw:custom-shape text:anchor-type="as-char" svg:y="-0.1445in" draw:z-index="9" draw:name="Shape1" draw:style-name="gr4" draw:text-style-name="P34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covered-table-cell/>
          <table:table-cell table:style-name="Table2.A1" table:number-columns-spanned="3" office:value-type="string">
            <text:p text:style-name="P25">Data Management with SQL</text:p>
          </table:table-cell>
          <table:covered-table-cell/>
          <table:covered-table-cell/>
          <table:table-cell table:style-name="Table2.A1" office:value-type="string">
            <text:p text:style-name="P8"><draw:custom-shape text:anchor-type="as-char" svg:y="-0.1445in" draw:z-index="15" draw:name="Shape1" draw:style-name="gr8" draw:text-style-name="P38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8">Data Wrangling &amp; Processing</text:p>
          </table:table-cell>
        </table:table-row>
        <table:table-row>
          <table:table-cell table:style-name="Table2.A1" table:number-rows-spanned="2" office:value-type="string">
            <text:p text:style-name="P8"><draw:custom-shape text:anchor-type="as-char" svg:y="-0.1402in" draw:z-index="17" draw:name="Shape1" draw:style-name="gr6" draw:text-style-name="P36" svg:width="0.2803in" svg:height="0.280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table:number-rows-spanned="2" table:number-columns-spanned="2" office:value-type="string">
            <text:p text:style-name="P27">Data Analysi<text:span text:style-name="T7">s</text:span> &amp; Visualization in Python</text:p>
          </table:table-cell>
          <table:covered-table-cell/>
          <table:table-cell table:style-name="Table2.A1" table:number-rows-spanned="2" office:value-type="string">
            <text:p text:style-name="P9"><draw:custom-shape text:anchor-type="as-char" svg:y="-0.1402in" draw:z-index="8" draw:name="Shape1" draw:style-name="gr3" draw:text-style-name="P33" svg:width="0.2803in" svg:height="0.280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table:number-rows-spanned="2" office:value-type="string">
            <text:p text:style-name="P25">Data Analysis &amp; Visualization in R</text:p>
          </table:table-cell>
          <table:table-cell table:style-name="Table2.A1" office:value-type="string">
            <text:p text:style-name="P8"><draw:custom-shape text:anchor-type="as-char" svg:y="-0.1445in" draw:z-index="16" draw:name="Shape1" draw:style-name="gr9" draw:text-style-name="P39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8">Introduction to Cloud Computing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8"><draw:custom-shape text:anchor-type="as-char" svg:y="-0.1402in" draw:z-index="12" draw:name="Shape1" draw:style-name="gr3" draw:text-style-name="P33" svg:width="0.2803in" svg:height="0.280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2.A1" office:value-type="string">
            <text:p text:style-name="P26">Data Analysis &amp; Visualization in R</text:p>
          </table:table-cell>
        </table:table-row>
      </table:table>
      <text:p text:style-name="P1"><text:span text:style-name="T4"/></text:p>
      <text:p text:style-name="P4"><text:span text:style-name="T7">Library</text:span> Carpentry Workshop Element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core lessons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/>
          </table:table-cell>
        </table:table-row>
        <table:table-row>
          <table:table-cell table:style-name="Table3.A1" office:value-type="string">
            <text:p text:style-name="P23"><draw:custom-shape text:anchor-type="as-char" svg:y="-0.1445in" draw:z-index="18" draw:name="Shape1" draw:style-name="gr7" draw:text-style-name="P37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.A1" office:value-type="string">
            <text:p text:style-name="P28">Introduction to Data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8"><draw:custom-shape text:anchor-type="as-char" svg:y="-0.1445in" draw:z-index="23" draw:name="Shape1" draw:style-name="gr1" draw:text-style-name="P31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.A1" office:value-type="string">
            <text:p text:style-name="P28">The Unix Shell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8"><draw:custom-shape text:anchor-type="as-char" svg:y="-0.1445in" draw:z-index="24" draw:name="Shape1" draw:style-name="gr8" draw:text-style-name="P38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.A1" office:value-type="string">
            <text:p text:style-name="P28">OpenRefine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8"><draw:custom-shape text:anchor-type="as-char" svg:y="-0.1445in" draw:z-index="25" draw:name="Shape1" draw:style-name="gr2" draw:text-style-name="P32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.A1" office:value-type="string">
            <text:p text:style-name="P28">Introduction to Git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17">additional lessons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8"><draw:custom-shape text:anchor-type="as-char" svg:y="-0.1445in" draw:z-index="19" draw:name="Shape1" draw:style-name="gr7" draw:text-style-name="P37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.A1" office:value-type="string">
            <text:p text:style-name="P28">Tidy Data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8"><draw:custom-shape text:anchor-type="as-char" svg:y="-0.1445in" draw:z-index="20" draw:name="Shape1" draw:style-name="gr4" draw:text-style-name="P34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.A1" office:value-type="string">
            <text:p text:style-name="P28">SQL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8"><draw:custom-shape text:anchor-type="as-char" svg:y="-0.1445in" draw:z-index="21" draw:name="Shape1" draw:style-name="gr9" draw:text-style-name="P39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.A1" office:value-type="string">
            <text:p text:style-name="P28">Webscraping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8"><draw:custom-shape text:anchor-type="as-char" svg:y="-0.1445in" draw:z-index="22" draw:name="Shape1" draw:style-name="gr10" draw:text-style-name="P36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.A1" office:value-type="string">
            <text:p text:style-name="P28">Introduction to Python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1" office:value-type="string">
            <text:p text:style-name="P8"><draw:custom-shape text:anchor-type="as-char" svg:y="-0.1445in" draw:z-index="26" draw:name="Shape1" draw:style-name="gr7" draw:text-style-name="P37" svg:width="0.2016in" svg:height="0.20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3.A1" office:value-type="string">
            <text:p text:style-name="P28">Introduction to Data for Archivists</text:p>
          </table:table-cell>
          <table:table-cell table:style-name="Table3.A1" office:value-type="string">
            <text:p text:style-name="P30"/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1" svg:font-family="'Linux Biolinum O'"/>
    <style:font-face style:name="Lohit Devanagari1" svg:font-family="'Lohit Devanagari'"/>
    <style:font-face style:name="Liberation Serif1" svg:font-family="'Liberation Serif'" style:font-family-generic="roman"/>
    <style:font-face style:name="Linux Biolinum O" svg:font-family="'Linux Biolinum O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Clay" draw:style="linear" draw:start-color="#423c24" draw:end-color="#968751" draw:start-intensity="100%" draw:end-intensity="100%" draw:angle="60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Sun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3:35:36.435488548</meta:creation-date>
    <dc:date>2018-12-03T14:47:14.350585464</dc:date>
    <meta:editing-duration>PT7M10S</meta:editing-duration>
    <meta:editing-cycles>2</meta:editing-cycles>
    <meta:generator>LibreOffice/6.0.5.2$Linux_X86_64 LibreOffice_project/54c8cbb85f300ac59db32fe8a675ff7683cd5a16</meta:generator>
    <meta:document-statistic meta:table-count="3" meta:image-count="0" meta:object-count="0" meta:page-count="1" meta:paragraph-count="70" meta:word-count="135" meta:character-count="962" meta:non-whitespace-character-count="870"/>
  </office:meta>
</office:document-meta>
</file>